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f96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fdfdffdfdfd<text:span text:style-name="T1">hhhhhhhhhhhhhhhhh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0:56:38.529666167</meta:creation-date>
    <dc:date>2020-06-05T10:57:27.437376009</dc:date>
    <meta:editing-duration>PT25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1" meta:word-count="1" meta:character-count="30" meta:non-whitespace-character-count="30"/>
  </office:meta>
</office:document-meta>
</file>